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0dd67e" officeooo:paragraph-rsid="000dd67e"/>
    </style:style>
    <style:style style:name="P2" style:family="paragraph" style:parent-style-name="Text_20_body">
      <style:text-properties officeooo:paragraph-rsid="0015be02"/>
    </style:style>
    <style:style style:name="P3" style:family="paragraph" style:parent-style-name="Heading">
      <style:paragraph-properties fo:text-align="center" style:justify-single-word="false"/>
      <style:text-properties fo:font-size="18pt" style:font-size-asian="18pt" style:font-size-complex="18pt"/>
    </style:style>
    <style:style style:name="P4" style:family="paragraph" style:parent-style-name="Marginalia">
      <style:text-properties officeooo:paragraph-rsid="0021eb1e"/>
    </style:style>
    <style:style style:name="P5" style:family="paragraph" style:parent-style-name="TextHiLite">
      <style:text-properties officeooo:paragraph-rsid="0021eb1e"/>
    </style:style>
    <style:style style:name="P6" style:family="paragraph" style:parent-style-name="TextInfo">
      <style:text-properties officeooo:paragraph-rsid="0021eb1e"/>
    </style:style>
    <style:style style:name="P7" style:family="paragraph" style:parent-style-name="TextTable">
      <style:text-properties officeooo:paragraph-rsid="0021eb1e"/>
    </style:style>
    <style:style style:name="P8" style:family="paragraph" style:parent-style-name="Text_20_body">
      <style:text-properties style:font-name="DejaVu Serif1" officeooo:paragraph-rsid="0015be02" style:font-name-asian="DejaVu Serif1" style:font-name-complex="DejaVu Serif1"/>
    </style:style>
    <style:style style:name="P9" style:family="paragraph" style:parent-style-name="Caption">
      <style:text-properties style:font-name="DejaVu Serif1" officeooo:paragraph-rsid="0021eb1e" style:font-name-asian="DejaVu Serif1" style:font-name-complex="DejaVu Serif1"/>
    </style:style>
    <style:style style:name="P10" style:family="paragraph" style:parent-style-name="Heading_20_1">
      <style:text-properties officeooo:paragraph-rsid="002464af"/>
    </style:style>
    <style:style style:name="P11" style:family="paragraph" style:parent-style-name="Marginalia">
      <style:text-properties officeooo:rsid="00525da4" officeooo:paragraph-rsid="002464af"/>
    </style:style>
    <style:style style:name="P12" style:family="paragraph" style:parent-style-name="Marginalia">
      <style:text-properties officeooo:paragraph-rsid="002464af"/>
    </style:style>
    <style:style style:name="P13" style:family="paragraph" style:parent-style-name="Text_20_body">
      <style:text-properties officeooo:rsid="00525da4" officeooo:paragraph-rsid="002464af"/>
    </style:style>
    <style:style style:name="P14" style:family="paragraph" style:parent-style-name="Text_20_body">
      <style:paragraph-properties fo:margin-top="0.101cm" fo:margin-bottom="0.499cm" style:contextual-spacing="false"/>
      <style:text-properties officeooo:paragraph-rsid="002464af"/>
    </style:style>
    <style:style style:name="P15" style:family="paragraph" style:parent-style-name="Text_20_body">
      <style:text-properties officeooo:paragraph-rsid="0015be02"/>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officeooo:rsid="00535f7a"/>
    </style:style>
    <style:style style:name="T6" style:family="text">
      <style:text-properties officeooo:rsid="0057c458"/>
    </style:style>
    <style:style style:name="T7" style:family="text">
      <style:text-properties officeooo:rsid="002464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6">Sakaguchi-Ango---Shinrei-satsujin-jiken--</text:span><text:span text:style-name="T7">trad</text:span></text:p>
      <text:p text:style-name="P11"/>
      <text:p text:style-name="P3">.<text:line-break/>..<text:line-break/>...<text:line-break/><text:span text:style-name="T4">心霊殺人事件</text:span><text:span text:style-name="T2"><text:line-break/>...</text:span>.<text:line-break/>....<text:line-break/><text:span text:style-name="T3">author<text:line-break/>...</text:span><text:line-break/>..<text:line-break/>.</text:p>
      <text:p text:style-name="P2"/>
      <text:h text:style-name="P10" text:outline-level="1">心霊殺人事件</text:h>
      <text:p text:style-name="P13">Perplex</text:p>
      <text:p text:style-name="P13">Un jour, Isesaki Kyudayū reçut une étrange demande de la part de deux femmes ravissantes. Elles lui demandèrent d’assister à une séance de spiritisme pour en démasquer les supercheries. Kyudayū, aujourd’hui patron d’une auberge, avait été un prestidigitateur de renom. À ses yeux, le spiritisme n’est qu’un tour de passe-passe des plus enfantins, truffé d’astuces et de ficelles, qui ne trompe les profanes que parce qu’il se déroule dans l’obscurité. Il y eut même une époque où il était à la mode d’organiser de telles séances dans les auberges d’Atami, et Kyudayū, pour s’en moquer, organisait des « séances de spiritisme truquées », au cours desquelles il reproduisait habilement toutes sortes de phénomènes surnaturels grâce à son art de magicien. Pour un prestidigitateur habitué à se produire en plein jour devant un large public, faire apparaître des phénomènes étranges dans l’obscurité est un jeu d’enfant. Il n’est donc pas surprenant qu’on lui demande de démasquer les supercheries du spiritisme, mais il trouvait tout de même curieux qu’on lui fasse une telle demande à titre privé.</text:p>
      <text:p text:style-name="P13">« Est-ce parce qu’un membre de votre famille est passionné de spiritisme et que cela vous pose problème ? »</text:p>
      <text:p text:style-name="P13">« Oui, c’est à peu près cela. Notre père souhaite communiquer avec son fils mort à la guerre — notre frère —, et selon le résultat de la séance, il pourrait même partir pour la Birmanie. »</text:p>
      <text:p text:style-name="P13">« Il est donc mort à la guerre en Birmanie ? »</text:p>
      <text:p text:style-name="P13">« Non, notre père croit qu’il a survécu. Il dit qu’il y a environ un mois, le fantôme de notre frère lui est apparu et lui a dit qu’il s’était marié avec une indigène en Birmanie, qu’il avait deux enfants, et qu’il fallait s’occuper d’eux. Il aurait même dit qu’il avait maigri à cause de la malaria. Mais puisque le fantôme est apparu, il doit sûrement être mort, et notre père veut aller chercher ses petits-enfants en Birmanie. Pour cela, il veut invoquer l’esprit de notre frère pour connaître le nom du lieu et celui de la femme. »</text:p>
      <text:p text:style-name="P13"><text:soft-page-break/>« Je vois. Mais, au-delà du spiritisme, il arrive parfois que l’âme d’une personne agisse à l’approche de la mort. Il est donc possible que votre frère ait vraiment vécu jusqu’à il y a un mois et se soit installé en Birmanie. »</text:p>
      <text:p text:style-name="P13">« C’est possible. Mais s’il avait eu la force de venir nous prévenir à l’article de la mort, il aurait bien pu nous écrire au moins une lettre en neuf ans. Je pense que ce n’est qu’un rêve de mon père. »</text:p>
      <text:p text:style-name="P13">« En effet. Peut-être n’est-ce qu’une impression. Mais si c’est pour cela, vouloir rencontrer l’esprit de son fils, connaître le nom du lieu et de la femme, aller chercher ses petits-enfants… Ce souhait est compréhensible, non ? Peut-être vaudrait-il mieux laisser votre père suivre son désir. »</text:p>
      <text:p text:style-name="P13">À cela, la sœur aînée esquissa un sourire et répondit :</text:p>
      <text:p text:style-name="P13">« C’est peut-être ce que pense le commun des mortels, mais dans notre famille, c’est ridicule. Notre père, qui n’a jamais témoigné la moindre affection à ses propres enfants, veut soudain récupérer ses petits-enfants, <text:span text:style-name="T5">des</text:span> métis, <text:span text:style-name="T5">en</text:span> Birmanie : c’est risible. C’est de la pure provocation. Et si c’est sincère, c’est de la folie. À moins qu’il ne pense qu’élever des métis birmans coûterait moins cher qu’un lion ou un chat sauvage, et qu’il pourrait les abandonner à sa guise. Quoi qu’il en soit, pour nous, c’est une affaire déplaisante. »</text:p>
      <text:p text:style-name="P13">« Excusez-moi, mais qui est votre père ? »</text:p>
      <text:p text:style-name="P13">« C’est Senzhichi Gokan, l’usurier bien connu pour être sans cœur ni pitié, même envers ses propres enfants. »</text:p>
      <text:p text:style-name="P13">« Alors, le chef de service de l’auberge Sengoku, Tatsu, le “Issunbôshi”, est-il votre frère cadet ? »</text:p>
      <text:p text:style-name="P13">« Non, c’est notre frère aîné. C’est lui le second fils, et celui qui est mort à la guerre était l’aîné. Nous deux, comme nous sommes mariées, nous n’avons pas besoin de travailler, mais notre frère Issunbôshi est ainsi portier racoleur dans une auberge, et la plus jeune de nos sœurs est mannequin. »</text:p>
      <text:p text:style-name="P13">Tandis que l’aînée racontait cela avec un sourire un peu amer, la cadette souriait d’un air amusé.</text:p>
      <text:p text:style-name="P13">En entendant le nom de Senzhichi Gokan, Kyudayū comprit que tout s’expliquait, mais il ne put s’empêcher d’être surpris par cette étrange fratrie. Ce qui le frappait surtout, c’était <text:soft-page-break/>que les quatre frères et sœurs n’avaient absolument aucun trait commun. L’aînée, Katsumi, était une beauté au visage allongé, tandis que la seconde, Midori, était une beauté au visage rond, sans aucun point commun dans les yeux ni le nez. Katsumi avait une petite bouche en cœur, alors que Midori avait une grande bouche et riait souvent à gorge déployée. La benjamine, Itoko, qui était mannequin, Kyudayū l’avait vue lors de l’élection de Miss quelque chose à Atami l’année précédente : elle avait un visage chiffonné, presque comme un Chinois, mais elle était étrangement séduisante et adorable. Il lui semblait qu’elle avait obtenu la troisième place. Tatsu, dit Issunbôshi, avait un grand visage comme celui de Saigō Takamori renfrogné, et du cou aux pieds il n’était guère plus grand que son visage. Il portait les valises des clients en les tenant presque au ras du sol, et semblait avoir une force prodigieuse, car il en portait plusieurs à la fois sans jamais paraître fatigué.</text:p>
      <text:p text:style-name="P13">En général, les gens sans cœur ni larmes envers autrui sont souvent d’une grande tendresse envers leur propre famille, comme si seuls les liens du sang constituaient leur refuge. Mais Senzhichi Gokan faisait exception : bien qu’il possédât une immense fortune, il laissait son fils Issunbôshi racoler les clients comme portier d’auberge.</text:p>
      <text:p text:style-name="P13">La seconde fille, Midori, avait épousé le fils d’un aubergiste du nom de Kishii, mais leur auberge avait brûlé lors du grand incendie d’Atami l’année précédente. Lorsque son beau-père était venu supplier Senzhichi de lui prêter de l’argent pour reconstruire, il avait accepté, mais uniquement contre une hypothèque sur le nouveau bâtiment et à un taux d’intérêt exorbitant, sans faire la moindre concession, ce qui avait mené à une rupture. Katsumi et Midori, étant des beautés rares, pouvaient vivre normalement dans leur belle-famille, mais sans cela, elles auraient sûrement eu du mal à y trouver leur place. Senzhichi semblait n’avoir jamais eu la moindre notion de relations familiales, et sa froideur était telle que certains en faisaient l’éloge.</text:p>
      <text:p text:style-name="P13">Après avoir pris des renseignements sur la réputation de Senzhichi, on décida de faire venir de la province de Yamato le maître spiritiste le plus renommé du Japon, Yoshida Hachimatsu. Les séances de spiritisme nécessitant de grands <text:soft-page-break/>accessoires, il fallut les faire venir de Yamato à grands frais, et le séjour du maître coûta plus de vingt mille yens. Senzhichi, qui n’avait jamais dépensé un sou sans espoir de retour avec intérêts, allait gaspiller cette somme pour invoquer l’esprit de son fils et faire venir ses petits-enfants métis de Birmanie. Il était donc naturel que ses enfants se demandent s’il ne s’agissait pas simplement d’un stratagème pour ne rien leur donner.</text:p>
      <text:p text:style-name="P13">« Ce n’est pas que nous comptions sur le moindre sou de notre père, mais son manège nous agace. Nous voulons révéler la supercherie du spiritisme pour lui rabattre son caquet. Bien sûr, le jour où il doit rencontrer l’esprit de notre frère, il sera seul, mais cela ne nous suffit pas. Nous avons donc obtenu qu’il assiste à une séance expérimentale organisée par nous, ses enfants. Tous les frais supplémentaires sont à notre charge, et même la moitié des frais de déplacement et de transport des accessoires du spiritiste, à des conditions usuraires. Mais nous sommes prêts à payer ce prix pour lui donner une leçon. Nous comptons bien <text:span text:style-name="T5">aussi</text:span> vous dédommager, alors nous vous demandons de venir absolument pour dévoiler la supercherie du spiritisme. »</text:p>
      <text:p text:style-name="P13">« Je vois. C’est entendu. J’ai déjà assisté à de nombreuses séances de spiritisme, et on en est venu à annuler les séances quand on savait que le magicien Kyudayū était présent. Mais, heureusement, Yoshida Hachimatsu de Yamato ne me connaît pas encore. Je ne sais pas s’il est vraiment le meilleur du Japon, mais il a une grande réputation. Très bien, je viendrai, je dévoilerai la supercherie, puis je referai les mêmes tours devant vous. Mais attention, si Yoshida Hachimatsu se rend compte de ma présence, il n’acceptera pas de faire sa démonstration. Donc, ne laissez rien paraître. Faites comme si j’étais un simple amateur de spiritisme. »</text:p>
      <text:p text:style-name="P13">Ainsi fut-<text:span text:style-name="T5">il</text:span> décidé que Kyudayū assisterait à la séance. Il n’était plus guère passionné par le fait de démasquer les supercheries du spiritisme, mais l’histoire de la famille Senzhichi, mêlant sang et argent, avait ravivé son intérêt. Même les sœurs, avec leur beauté et leur grâce, cachaient sans doute une nature profonde difficile à cerner. Les paroles de Katsumi étaient calmes et posées, mais le contenu était d’une froideur et d’une étrangeté peu communes. Si l’on <text:soft-page-break/>devait donner une forme à ce cœur, ce serait peut-être celle du portier racoleur Issunbôshi.</text:p>
      <text:p text:style-name="P13">« Excusez-moi, êtes-vous tous frères et sœurs du même père et de la même mère ? »</text:p>
      <text:p text:style-name="P13">« Vous trouvez que nous <text:span text:style-name="T5">n’</text:span>avons <text:span text:style-name="T5">pas </text:span>l’air d’avoir le même sang ? »</text:p>
      <text:p text:style-name="Text_20_body">« C’est que je ne vois aucun trait commun entre vous quatre… »</text:p>
      <text:p text:style-name="Text_20_body">« Il paraît vraiment que nous ne nous ressemblons pas, n’est-ce pas ? Tout le monde le dit. Mais nous sommes bien frères et sœurs du même père et de la même mère. Ce n’est pas seulement nos visages qui sont différents. Nos cœurs, nos caractères aussi sont totalement distincts. Nous ne nous entendons pas du tout. La seule chose que nous ayons en commun, c’est de détester notre père. »Avant même que l’aînée ait fini de parler, la cadette éclata d’un rire clair et sonore. Kyudayū, qui avait exercé le métier de magicien depuis l’enfance, parcourant non seulement le Japon mais aussi l’étranger, et qui n’était pas du genre à se laisser facilement impressionner, fut néanmoins quelque peu surpris par ces sœurs. Les ficelles du cœur humain, tout comme celles du spiritisme, sont en général assez prévisibles, mais il sentait que l’esprit de la famille Gokan Senzhichi dépassait l’entendement ordinaire. Observer les nœuds du cœur de cette famille promettait d’être un spectacle bien plus rare que la représentation de spiritisme elle-même. Il se promit, fort de son œil exercé de magicien, d’observer tout cela avec attention.</text:p>
      <text:h text:style-name="Heading_20_2" text:outline-level="2">★</text:h>
      <text:p text:style-name="Text_20_body">Quoi qu’il en soit, l’idée que Gokan Senzhichi veuille invoquer l’esprit de son fils pour ramener ses petits-enfants de Birmanie n’était pas crédible. D’ailleurs, Senzhichi n’avait jamais fait preuve d’un traitement particulier envers son fils aîné. Il le considérait, comme Issunbōshi et ses filles, comme un fardeau, même s’il lui avait permis d’entrer à l’université. Aussi, lorsqu’il fut mobilisé, Senzhichi s’en réjouit ostensiblement, parlant d’honneur et de fierté nationale, mais en réalité, il était simplement soulagé de se débarrasser d’un fardeau ; c’était là l’expression de sa gratitude envers la <text:soft-page-break/>nation. Il n’avait jamais manifesté d’affection particulière.</text:p>
      <text:p text:style-name="Text_20_body">Dans ces conditions, il était peu crédible que le fantôme du fils soit venu voir Senzhichi. Si, par hasard, il avait survécu et s’était installé en Birmanie, c’était sans doute parce qu’il ne voulait pas revoir le visage de Senzhichi. La femme de Senzhichi était morte deux ans plus tôt, mais il n’avait même pas organisé de funérailles, prétextant que ce n’était pas l’époque pour cela. D’ailleurs, Katsumi, Midori et Itoko étaient tout à fait d’accord : mieux valait ne pas organiser de funérailles sans amour, et faire semblant de prier n’aurait été qu’hypocrisie et impureté. Seul Tatsu, dit Issunbōshi, s’en plaignit, car il avait été le seul à recevoir de l’affection de sa mère, qui s’inquiétait de le voir travailler si dur à l’auberge.</text:p>
      <text:p text:style-name="Text_20_body">Quoi qu’il en soit, le fait que Senzhichi ait fait venir de si loin le spirite Yoshida Hachimatsu sous prétexte d’invoquer l’esprit de son fils pour retrouver ses petits-enfants de Birmanie était un fait, et il était naturel que les frères et sœurs s’interrogent sur ses véritables intentions.</text:p>
      <text:p text:style-name="Text_20_body">Or, depuis environ six mois, Senzhichi avait un comportement étrange. Il lui arrivait d’afficher un air sombre et absent, ce qui n’était pas dans ses habitudes. Il montrait aussi parfois des signes d’agitation, ce qui n’était pas dans son caractère non plus.</text:p>
      <text:p text:style-name="Text_20_body">Quelque chose avait donc changé dans son cœur, mais il était difficile de croire que c’était par amour pour son fils aîné mort à la guerre. L’idée d’invoquer le fantôme de son fils et de vouloir ramener ses petits-enfants de Birmanie était venue bien après ; il ne s’agissait donc que d’un prétexte trouvé après coup, à la suite d’un bouleversement intérieur.</text:p>
      <text:p text:style-name="Text_20_body">Cependant, les quatre frères et sœurs n’étaient pas tous opposés à l’expérience de spiritisme. Itoko, au contraire, espérait vivement qu’il y aurait un message de l’au-delà :</text:p>
      <text:p text:style-name="Text_20_body">« Ce serait amusant, non ? Je ne sais pas quelles sont les vraies intentions de papa, mais si ce radin sans cœur dépense vraiment des millions pour aller chercher ses petits-enfants en Birmanie, ce serait drôle. J’aimerais voir la tête qu’il ferait. Je veux le pousser à y aller, qu’il le veuille ou non. »</text:p>
      <text:p text:style-name="Text_20_body">C’était sa façon de voir les choses. Elle n’avait pas besoin de compter sur l’argent de son père, gagnant bien sa vie comme mannequin, et elle était encore jeune, sans souci.</text:p>
      <text:p text:style-name="Text_20_body"><text:soft-page-break/>À l’inverse, la situation était bien plus sérieuse pour Tatsu, dit Issunbōshi. En tant qu’aîné et seul garçon, il était convaincu que c’était à lui de reprendre la maison. Même en travaillant comme portier, il étudiait et s’informait sans relâche sur le monde des affaires, interrogeant les clients banquiers ou courtiers pour comprendre la réalité économique, afin d’être prêt à devenir président de la société paternelle à la mort de son père. Aujourd’hui portier, il se voyait déjà patron de la société de prêts à intérêt.</text:p>
      <text:p text:style-name="Text_20_body">Pour lui, l’idée de ramener des petits-enfants de Birmanie était un choc profond :</text:p>
      <text:p text:style-name="Text_20_body">« Il n’y a aucune chance que mon frère ait eu des enfants en Birmanie, mais si papa dit ça, c’est qu’il a besoin d’une femme et d’enfants pour mon frère. Donc, il va sûrement ramener une femme et des enfants birmans en prétendant qu’ils sont ceux de mon frère. Je ne sais pas ce qu’il manigance, mais il doit avoir besoin de transférer la propriété à des étrangers, femmes et enfants, sans défense. Si ce soi-disant message de l’au-delà passe, ce sera notre ruine. Surtout pour moi, Issunbōshi. Il faut absolument que je dévoile la supercherie du spiritisme. »</text:p>
      <text:p text:style-name="Text_20_body">Il prononça ces paroles avec une détermination passionnée, presque en écumant de la bouche.</text:p>
      <text:p text:style-name="P14">　勝美とミドリも、父のコンタンは判らぬながらも、</text:p>
      <text:p text:style-name="P2"/>
      <text:p text:style-name="P4">-margin<text:span text:style-name="T2"> 文字</text:span>-</text:p>
      <text:p text:style-name="P9"/>
      <text:p text:style-name="P9"/>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4-22T09:39:14.034382123</dc:date>
    <meta:editing-cycles>47</meta:editing-cycles>
    <meta:editing-duration>PT1H25M3S</meta:editing-duration>
    <meta:document-statistic meta:table-count="0" meta:image-count="0" meta:object-count="0" meta:page-count="8" meta:paragraph-count="45" meta:word-count="2480" meta:character-count="14549" meta:non-whitespace-character-count="12148"/>
    <meta:user-defined meta:name="Info 1"/>
    <meta:user-defined meta:name="Info 2"/>
    <meta:user-defined meta:name="Info 3"/>
    <meta:user-defined meta:name="Info 4"/>
  </office:meta>
</office:document-meta>
</file>